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 style:list-style-name="L1">
      <style:paragraph-properties fo:text-align="start" style:justify-single-word="false"/>
    </style:style>
    <style:style style:name="P2" style:family="paragraph" style:parent-style-name="Standard" style:list-style-name="L2"/>
    <style:style style:name="P3" style:family="paragraph" style:parent-style-name="Standard" style:list-style-name="L2">
      <style:text-properties fo:language="mn" fo:country="MN"/>
    </style:style>
    <style:style style:name="P4" style:family="paragraph" style:parent-style-name="Standard" style:list-style-name="L1"/>
    <style:style style:name="T1" style:family="text">
      <style:text-properties style:font-size-asian="10.5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Volunteer stats:</text:p>
      <text:p text:style-name="Standard"/>
      <text:p text:style-name="Standard"/>
      <text:p text:style-name="Standard"/>
      <text:p text:style-name="Standard">Basics of successful adult education:</text:p>
      <text:list xml:id="list1150294419" text:style-name="L2">
        <text:list-item>
          <text:p text:style-name="P2">Tell learners where you are going with the overall lesson and explain why if it isn't obvious</text:p>
        </text:list-item>
        <text:list-item>
          <text:p text:style-name="P2">Focus on practical/applied topics that are directly linked to their future work or experiences</text:p>
        </text:list-item>
        <text:list-item>
          <text:p text:style-name="P2">Ask about and incorporate learners' experiences and abilities</text:p>
        </text:list-item>
        <text:list-item>
          <text:p text:style-name="P2">Give learners chances for choice or self direction, such as in more than one activity choice</text:p>
        </text:list-item>
      </text:list>
      <text:p text:style-name="Standard"/>
      <text:p text:style-name="Standard"/>
      <text:list xml:id="list930867150" text:continue-numbering="true" text:style-name="L2">
        <text:list-item>
          <text:p text:style-name="P3"><text:span text:style-name="T1">Хуваарь</text:span> танилцуулах хэрэгтэй</text:p>
        </text:list-item>
        <text:list-item>
          <text:p text:style-name="P3">Багш нар оролцогчдын туршлагыг хүндэтгэх болон хэрэглэх хэрэгтэй </text:p>
        </text:list-item>
        <text:list-item>
          <text:p text:style-name="P3">Ажилтай холбох, практик хослуулах хичээл хэрэгтэй</text:p>
        </text:list-item>
        <text:list-item>
          <text:p text:style-name="P3">Шийдвэр гаргах хэрэгтэй</text:p>
        </text:list-item>
      </text:list>
      <text:p text:style-name="Standard"/>
      <text:p text:style-name="Standard">Experiential learning:</text:p>
      <text:list xml:id="list350891488" text:style-name="L1">
        <text:list-item>
          <text:p text:style-name="P1">What happened? (Observing)</text:p>
        </text:list-item>
        <text:list-item>
          <text:p text:style-name="P1">What's important here? <text:s/>(Analyzing)</text:p>
        </text:list-item>
        <text:list-item>
          <text:p text:style-name="P1">So what? <text:s/>(Generalizing)</text:p>
        </text:list-item>
        <text:list-item>
          <text:p text:style-name="P1">Now what? <text:s/>(Applying)</text:p>
        </text:list-item>
      </text:list>
      <text:p text:style-name="Standard"/>
      <text:list xml:id="list1020073036" text:continue-numbering="true" text:style-name="L1">
        <text:list-item>
          <text:p text:style-name="P4">Юу юу тохиолдлоо вэ? <text:s/></text:p>
        </text:list-item>
        <text:list-item>
          <text:p text:style-name="P4">Энэ байдлын дээр ямар ямар чухал юм болоо вэ?</text:p>
        </text:list-item>
        <text:list-item>
          <text:p text:style-name="P4">Яагаад чухал вэ?</text:p>
        </text:list-item>
        <text:list-item>
          <text:p text:style-name="P4">Одоо яах вэ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arlene Barina</meta:initial-creator>
    <meta:creation-date>2009-06-02T07:46:30</meta:creation-date>
    <dc:date>2009-06-02T08:08:10</dc:date>
    <dc:creator>Charlene Barina</dc:creator>
    <meta:editing-duration>PT00H21M43S</meta:editing-duration>
    <meta:editing-cycles>2</meta:editing-cycles>
    <meta:generator>OpenOffice.org/3.0$Linux OpenOffice.org_project/300m15$Build-9379</meta:generator>
    <meta:document-statistic meta:table-count="0" meta:image-count="0" meta:object-count="0" meta:page-count="1" meta:paragraph-count="19" meta:word-count="128" meta:character-count="793"/>
  </office:meta>
</office:document-meta>
</file>